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2.2701in" table:align="left" style:writing-mode="lr-tb"/>
    </style:style>
    <style:style style:name="Table1.A" style:family="table-column">
      <style:table-column-properties style:column-width="0.6694in"/>
    </style:style>
    <style:style style:name="Table1.B" style:family="table-column">
      <style:table-column-properties style:column-width="0.1833in"/>
    </style:style>
    <style:style style:name="Table1.F" style:family="table-column">
      <style:table-column-properties style:column-width="0.8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5951in" table:align="left" style:writing-mode="lr-tb"/>
    </style:style>
    <style:style style:name="Table2.A" style:family="table-column">
      <style:table-column-properties style:column-width="0.6694in"/>
    </style:style>
    <style:style style:name="Table2.B" style:family="table-column">
      <style:table-column-properties style:column-width="0.2688in"/>
    </style:style>
    <style:style style:name="Table2.F" style:family="table-column">
      <style:table-column-properties style:column-width="0.8507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normal" style:master-page-name="Standard">
      <style:paragraph-properties fo:text-align="start" style:justify-single-word="false" style:page-number="1"/>
      <style:text-properties fo:font-size="11pt" fo:font-weight="bold" officeooo:rsid="0003b511" officeooo:paragraph-rsid="0003b511" fo:background-color="#ec9ba4" style:font-size-asian="11pt" style:font-weight-asian="bold" style:font-size-complex="11pt" style:font-weight-complex="bold"/>
    </style:style>
    <style:style style:name="P2" style:family="paragraph" style:parent-style-name="normal">
      <style:paragraph-properties fo:text-align="start" style:justify-single-word="false"/>
      <style:text-properties fo:font-size="11pt" fo:font-weight="bold" officeooo:rsid="0003b511" officeooo:paragraph-rsid="0003b511" fo:background-color="#729fcf" style:font-size-asian="11pt" style:font-weight-asian="bold" style:font-size-complex="11pt" style:font-weight-complex="bold"/>
    </style:style>
    <style:style style:name="P3" style:family="paragraph" style:parent-style-name="normal">
      <style:paragraph-properties fo:text-align="start" style:justify-single-word="false"/>
      <style:text-properties fo:font-size="11pt" fo:font-weight="bold" officeooo:rsid="0003b511" officeooo:paragraph-rsid="0003b511" style:font-size-asian="11pt" style:font-weight-asian="bold" style:font-size-complex="11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normal" style:list-style-name="WWNum3"/>
    <style:style style:name="P6" style:family="paragraph" style:parent-style-name="normal" style:list-style-name="WWNum3">
      <style:text-properties fo:background-color="#ec9ba4"/>
    </style:style>
    <style:style style:name="P7" style:family="paragraph" style:parent-style-name="normal" style:list-style-name="WWNum3">
      <style:text-properties fo:background-color="#729fcf"/>
    </style:style>
    <style:style style:name="P8" style:family="paragraph" style:parent-style-name="normal" style:list-style-name="WWNum2">
      <style:text-properties fo:background-color="#ec9ba4"/>
    </style:style>
    <style:style style:name="P9" style:family="paragraph" style:parent-style-name="normal" style:list-style-name="WWNum2"/>
    <style:style style:name="P10" style:family="paragraph" style:parent-style-name="normal">
      <style:text-properties fo:font-weight="bold" style:font-weight-asian="bold"/>
    </style:style>
    <style:style style:name="P11" style:family="paragraph" style:parent-style-name="Table_20_Heading">
      <style:paragraph-properties fo:margin-left="0in" fo:margin-right="0in" fo:text-indent="0in" style:auto-text-indent="false"/>
    </style:style>
    <style:style style:name="P12" style:family="paragraph" style:parent-style-name="normal">
      <style:text-properties fo:font-weight="bold" officeooo:rsid="0003b511" officeooo:paragraph-rsid="0003b511" fo:background-color="#afd095" style:font-weight-asian="bold"/>
    </style:style>
    <style:style style:name="P13" style:family="paragraph" style:parent-style-name="normal">
      <style:paragraph-properties fo:text-align="end" style:justify-single-word="false"/>
      <style:text-properties style:use-window-font-color="true" loext:opacity="0%" fo:font-weight="bold" officeooo:rsid="0003b511" officeooo:paragraph-rsid="0003b511" fo:background-color="transparent" style:font-weight-asian="bold" style:font-weight-complex="bold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erent chapter = red mark</text:p>
      <text:p text:style-name="P2">Out of syllabus = blue mark</text:p>
      <text:p text:style-name="P3"/>
      <text:p text:style-name="P4">Chapter 3: Boolean Algebra and Simplification</text:p>
      <text:list xml:id="list2927312765" text:style-name="WWNum3">
        <text:list-item>
          <text:p text:style-name="P5">2019-20 Midterm: Simplify the Boolean function F(w, x, y, z) = Σ(1, 3, 7, 11, 15) with don't-care conditions d(w, x, y, z) = Σ(0, 2, 5) and show "An expression with the minimum number of literals is not necessarily unique."<text:span text:style-name="T1"/></text:p>
        </text:list-item>
        <text:list-item>
          <text:p text:style-name="P5">2020-21 Midterm: Simplify the Boolean function F(w, x, y, z) = Σ(1, 3, 7, 11, 15) with don't-care conditions d(w, x, y, z) = Σ(0, 2, 5) and show that an expression with the minimum number of literals is not necessarily unique.<text:span text:style-name="T1"/></text:p>
        </text:list-item>
        <text:list-item>
          <text:p text:style-name="P5">2020-2021 Final: Simplify F(w, x, y, z) = Σ(1, 3, 7, 11, 15) with don't care conditions d(w, x, y, z) = Σ(0, 2, 5) and show that an expression with the minimum number of literals is not necessarily unique.<text:span text:style-name="T1"/></text:p>
        </text:list-item>
        <text:list-item>
          <text:p text:style-name="P6">2020-2021 Final: Find the complement of the function F(x, y, z) = x(y' + z')z and F(x, y, z) = yz + y'z using De Morgan's theorem.</text:p>
        </text:list-item>
        <text:list-item>
          <text:p text:style-name="P6">2020-2021 Final: Prove that Σm(0, 1, 2, 3, 4, 5, 6, 7) = ΠM(8, 9, 10, 11, 12, 13, 14, 15).</text:p>
        </text:list-item>
        <text:list-item>
          <text:p text:style-name="P5">2020-2021 Final: Consider F(A, B, C, D) = Σ(0, 2, 3, 5, 7, 8, 9, 10, 11, 13, 15). Find out and show prime implicants and essential prime implicants by the Karnaugh map from the above expression.<text:span text:style-name="T1"/></text:p>
        </text:list-item>
        <text:list-item>
          <text:p text:style-name="P7">2020-2021 Final: Simplify the following Boolean function by using the tabulation method: F = Σ(0, 1, 2, 8, 10, 11, 14, 15).</text:p>
          <text:p text:style-name="P5"/>
        </text:list-item>
      </text:list>
      <text:p text:style-name="P4">Chapter 4: Combinational Logic</text:p>
      <text:list xml:id="list2204056086" text:style-name="WWNum2">
        <text:list-item>
          <text:p text:style-name="P8">2019-20 Midterm: What are the purposes of arithmetic circuits? Design and describe a 4-bit full adder with a look-ahead carry generator.</text:p>
        </text:list-item>
        <text:list-item>
          <text:p text:style-name="P9">2020-2021 Final: Implement the following Boolean function using only NAND gates (a universal gate): F(A, B, C, D) = A'B'C'D + ABC'D' + A'B'CD.</text:p>
        </text:list-item>
        <text:list-item>
          <text:p text:style-name="P9">2020-2021 Final: Realize with all NOR gates a NAND gate.</text:p>
        </text:list-item>
      </text:list>
      <text:list text:continue-list="list2927312765" text:style-name="WWNum3">
        <text:list-item>
          <text:p text:style-name="P5">2020-2021 Final: Implement the following Boolean function in multilevel NAND gates: F = A(B + CD) + BC</text:p>
        </text:list-item>
      </text:list>
      <text:list text:continue-list="list2204056086" text:style-name="WWNum2">
        <text:list-item>
          <text:p text:style-name="P9">2019-20 Midterm: Design a logic circuit to determine a prime number ranging from 0 to 15.</text:p>
        </text:list-item>
      </text:list>
      <text:p text:style-name="P10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header-rows>
          <table:table-row>
            <table:table-cell table:style-name="Table1.A1" office:value-type="string">
              <text:p text:style-name="Table_20_Heading">Decimal</text:p>
            </table:table-cell>
            <table:table-cell table:style-name="Table1.A1" office:value-type="string">
              <text:p text:style-name="P11">A</text:p>
            </table:table-cell>
            <table:table-cell table:style-name="Table1.A1" office:value-type="string">
              <text:p text:style-name="P11">B</text:p>
            </table:table-cell>
            <table:table-cell table:style-name="Table1.A1" office:value-type="string">
              <text:p text:style-name="P11">C</text:p>
            </table:table-cell>
            <table:table-cell table:style-name="Table1.A1" office:value-type="string">
              <text:p text:style-name="P11">D</text:p>
            </table:table-cell>
            <table:table-cell table:style-name="Table1.A1" office:value-type="string">
              <text:p text:style-name="P11">Y (Prime?)</text:p>
            </table:table-cell>
          </table:table-row>
        </table:table-header-rows>
        <table:table-row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  <text:soft-page-break/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0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0</text:p>
          </table:table-cell>
        </table:table-row>
      </table:table>
      <text:p text:style-name="P10"/>
      <text:list text:continue-numbering="true" text:style-name="WWNum2">
        <text:list-item>
          <text:p text:style-name="P9">2020-21 Midterm: Why is code conversion needed? Design a BCD to Excess-3 converter with Boolean functions, a logic diagram, a truth table, and a proper description.<text:span text:style-name="T1"/></text:p>
        </text:list-item>
        <text:list-item>
          <text:p text:style-name="P9"><text:bookmark-start text:name="__DdeLink__48_2672028681"/>2020-2021 Final: A four-bit binary number is represented as A3A2A1A0, where A3, A2, A1, and A0 represent the individual bits and A0 is equal to the LSB. Design a logic circuit that will produce a HIGH output whenever the binary number is greater than 0010 and less than 1000. <text:s/><text:bookmark-end text:name="__DdeLink__48_2672028681"/></text:p>
        </text:list-item>
      </text:list>
      <text:p text:style-name="normal"/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header-rows>
          <table:table-row>
            <table:table-cell table:style-name="Table2.A1" office:value-type="string">
              <text:p text:style-name="Table_20_Heading">Decimal</text:p>
            </table:table-cell>
            <table:table-cell table:style-name="Table2.A1" office:value-type="string">
              <text:p text:style-name="P11">A3​</text:p>
            </table:table-cell>
            <table:table-cell table:style-name="Table2.A1" office:value-type="string">
              <text:p text:style-name="P11">A2​</text:p>
            </table:table-cell>
            <table:table-cell table:style-name="Table2.A1" office:value-type="string">
              <text:p text:style-name="P11">A1​</text:p>
            </table:table-cell>
            <table:table-cell table:style-name="Table2.A1" office:value-type="string">
              <text:p text:style-name="P11">A0​</text:p>
            </table:table-cell>
            <table:table-cell table:style-name="Table2.A1" office:value-type="string">
              <text:p text:style-name="P11">Y (Output)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3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4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15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normal"/>
      <text:list text:continue-numbering="true" text:style-name="WWNum2">
        <text:list-item>
          <text:p text:style-name="P9">2020-2021 Final: Define universal gate. Implement a combinational circuit which converts a four-bit excess-3 code to a four-bit BCD code.</text:p>
        </text:list-item>
      </text:list>
      <text:p text:style-name="P12">বই এ যেটা দেয়া আছে সেটার উল্টো কাহিনী</text:p>
      <text:p text:style-name="P13">courtesy :: ওমর ফারুক তানভির + chatGP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chapter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chapter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chapter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chapter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2-22T19:53:02.220444368</dc:date>
    <meta:editing-duration>PT54M58S</meta:editing-duration>
    <meta:editing-cycles>4</meta:editing-cycles>
    <meta:generator>LibreOffice/25.2.0.3$Linux_X86_64 LibreOffice_project/520$Build-3</meta:generator>
    <meta:document-statistic meta:table-count="2" meta:image-count="0" meta:object-count="0" meta:page-count="2" meta:paragraph-count="226" meta:word-count="672" meta:character-count="2752" meta:non-whitespace-character-count="2315"/>
  </office:meta>
</office:document-meta>
</file>